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27" style:display-name="1Table2.A27" style:family="table-cell">
      <style:table-cell-properties style:vertical-align="middle" fo:padding-left="1.01mm" fo:padding-right="1.01mm" fo:padding-top="0mm" fo:padding-bottom="0mm" fo:border-left="none" fo:border-right="none" fo:border-top="none" fo:border-bottom="1.6pt solid #000000"/>
    </style:style>
    <style:style style:name="_31_Table2.B27" style:display-name="1Table2.B27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1.6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5" style:display-name="1Table5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_31_Table5.A" style:display-name="1Table5.A" style:family="table-column">
      <style:table-column-properties style:column-width="13.95mm" style:rel-column-width="7680*"/>
    </style:style>
    <style:style style:name="_31_Table5.B" style:display-name="1Table5.B" style:family="table-column">
      <style:table-column-properties style:column-width="52.78mm" style:rel-column-width="29067*"/>
    </style:style>
    <style:style style:name="_31_Table5.C" style:display-name="1Table5.C" style:family="table-column">
      <style:table-column-properties style:column-width="52.26mm" style:rel-column-width="28788*"/>
    </style:style>
    <style:style style:name="_31_Table5.1" style:display-name="1Table5.1" style:family="table-row">
      <style:table-row-properties style:row-height="13.49mm" fo:keep-together="auto"/>
    </style:style>
    <style:style style:name="_31_Table5.A1" style:display-name="1Table5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_31_Table5.2" style:display-name="1Table5.2" style:family="table-row">
      <style:table-row-properties style:row-height="8.01mm"/>
    </style:style>
    <style:style style:name="_31_Table5.A2" style:display-name="1Table5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Frame_20_contents">
      <style:text-properties officeooo:rsid="00483298" officeooo:paragraph-rsid="00483298"/>
    </style:style>
    <style:style style:name="P20" style:family="paragraph" style:parent-style-name="Table_20_Contents">
      <style:paragraph-properties fo:margin-left="0.49mm" fo:margin-right="0mm" fo:text-align="start" style:justify-single-word="false" fo:text-indent="0mm" style:auto-text-indent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21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21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B2" office:value-type="string"><text:p text:style-name="P21">#4:1</text:p></table:table-cell></table:table-row><table:table-row table:style-name="_31_Table2.2"><table:table-cell table:style-name="_31_Table2.A2" office:value-type="string"><text:p text:style-name="P21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B2" office:value-type="string"><text:p text:style-name="P21">#4:2</text:p></table:table-cell></table:table-row><table:table-row table:style-name="_31_Table2.2"><table:table-cell table:style-name="_31_Table2.A2" office:value-type="string"><text:p text:style-name="P21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B2" office:value-type="string"><text:p text:style-name="P21">#4:3</text:p></table:table-cell></table:table-row><table:table-row table:style-name="_31_Table2.2"><table:table-cell table:style-name="_31_Table2.A2" office:value-type="string"><text:p text:style-name="P21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B2" office:value-type="string"><text:p text:style-name="P21">#4:4</text:p></table:table-cell></table:table-row><table:table-row table:style-name="_31_Table2.2"><table:table-cell table:style-name="_31_Table2.A2" office:value-type="string"><text:p text:style-name="P21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B2" office:value-type="string"><text:p text:style-name="P21">#4:5</text:p></table:table-cell></table:table-row><table:table-row table:style-name="_31_Table2.2"><table:table-cell table:style-name="_31_Table2.A2" office:value-type="string"><text:p text:style-name="P21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B2" office:value-type="string"><text:p text:style-name="P21">#4:6</text:p></table:table-cell></table:table-row><table:table-row table:style-name="_31_Table2.2"><table:table-cell table:style-name="_31_Table2.A2" office:value-type="string"><text:p text:style-name="P21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B2" office:value-type="string"><text:p text:style-name="P21">#4:7</text:p></table:table-cell></table:table-row><table:table-row table:style-name="_31_Table2.2"><table:table-cell table:style-name="_31_Table2.A2" office:value-type="string"><text:p text:style-name="P21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B2" office:value-type="string"><text:p text:style-name="P21">#4:8</text:p></table:table-cell></table:table-row><table:table-row table:style-name="_31_Table2.2"><table:table-cell table:style-name="_31_Table2.A2" office:value-type="string"><text:p text:style-name="P21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B2" office:value-type="string"><text:p text:style-name="P21">#4:9</text:p></table:table-cell></table:table-row><table:table-row table:style-name="_31_Table2.2"><table:table-cell table:style-name="_31_Table2.A2" office:value-type="string"><text:p text:style-name="P21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B2" office:value-type="string"><text:p text:style-name="P21">#4:10</text:p></table:table-cell></table:table-row><table:table-row table:style-name="_31_Table2.2"><table:table-cell table:style-name="_31_Table2.A2" office:value-type="string"><text:p text:style-name="P21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B2" office:value-type="string"><text:p text:style-name="P21">#4:11</text:p></table:table-cell></table:table-row><table:table-row table:style-name="_31_Table2.2"><table:table-cell table:style-name="_31_Table2.A2" office:value-type="string"><text:p text:style-name="P21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B2" office:value-type="string"><text:p text:style-name="P21">#4:12</text:p></table:table-cell></table:table-row><table:table-row table:style-name="_31_Table2.2"><table:table-cell table:style-name="_31_Table2.A2" office:value-type="string"><text:p text:style-name="P21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B2" office:value-type="string"><text:p text:style-name="P21">#4:13</text:p></table:table-cell></table:table-row><table:table-row table:style-name="_31_Table2.2"><table:table-cell table:style-name="_31_Table2.A2" office:value-type="string"><text:p text:style-name="P21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B2" office:value-type="string"><text:p text:style-name="P21">#4:14</text:p></table:table-cell></table:table-row><table:table-row table:style-name="_31_Table2.2"><table:table-cell table:style-name="_31_Table2.A2" office:value-type="string"><text:p text:style-name="P21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B2" office:value-type="string"><text:p text:style-name="P21">#4:15</text:p></table:table-cell></table:table-row><table:table-row table:style-name="_31_Table2.2"><table:table-cell table:style-name="_31_Table2.A2" office:value-type="string"><text:p text:style-name="P21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B2" office:value-type="string"><text:p text:style-name="P21">#4:16</text:p></table:table-cell></table:table-row><table:table-row table:style-name="_31_Table2.2"><table:table-cell table:style-name="_31_Table2.A2" office:value-type="string"><text:p text:style-name="P21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B2" office:value-type="string"><text:p text:style-name="P21">#4:17</text:p></table:table-cell></table:table-row><table:table-row table:style-name="_31_Table2.2"><table:table-cell table:style-name="_31_Table2.A2" office:value-type="string"><text:p text:style-name="P21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B2" office:value-type="string"><text:p text:style-name="P21">#4:18</text:p></table:table-cell></table:table-row><table:table-row table:style-name="_31_Table2.2"><table:table-cell table:style-name="_31_Table2.A2" office:value-type="string"><text:p text:style-name="P21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B2" office:value-type="string"><text:p text:style-name="P21">#4:19</text:p></table:table-cell></table:table-row><table:table-row table:style-name="_31_Table2.2"><table:table-cell table:style-name="_31_Table2.A2" office:value-type="string"><text:p text:style-name="P21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B2" office:value-type="string"><text:p text:style-name="P21">#4:20</text:p></table:table-cell></table:table-row><table:table-row table:style-name="_31_Table2.2"><table:table-cell table:style-name="_31_Table2.A2" office:value-type="string"><text:p text:style-name="P21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B2" office:value-type="string"><text:p text:style-name="P21">#4:21</text:p></table:table-cell></table:table-row><table:table-row table:style-name="_31_Table2.2"><table:table-cell table:style-name="_31_Table2.A2" office:value-type="string"><text:p text:style-name="P21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B2" office:value-type="string"><text:p text:style-name="P21">#4:22</text:p></table:table-cell></table:table-row><table:table-row table:style-name="_31_Table2.2"><table:table-cell table:style-name="_31_Table2.A2" office:value-type="string"><text:p text:style-name="P21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B2" office:value-type="string"><text:p text:style-name="P21">#4:23</text:p></table:table-cell></table:table-row><table:table-row table:style-name="_31_Table2.2"><table:table-cell table:style-name="_31_Table2.A2" office:value-type="string"><text:p text:style-name="P21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B2" office:value-type="string"><text:p text:style-name="P21">#4:24</text:p></table:table-cell></table:table-row><table:table-row table:style-name="_31_Table2.2"><table:table-cell table:style-name="_31_Table2.A2" office:value-type="string"><text:p text:style-name="P21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B2" office:value-type="string"><text:p text:style-name="P21">#4:25</text:p></table:table-cell></table:table-row><table:table-row table:style-name="_31_Table2.2"><table:table-cell table:style-name="_31_Table2.A27" office:value-type="string"><text:p text:style-name="P21">#1:26</text:p></table:table-cell><table:table-cell table:style-name="_31_Table2.B27" office:value-type="string"><text:p text:style-name="P20">#2:26</text:p></table:table-cell><table:table-cell table:style-name="_31_Table2.B1" office:value-type="string"><text:p text:style-name="P11">#3:26</text:p></table:table-cell><table:table-cell table:style-name="_31_Table2.B27" office:value-type="string"><text:p text:style-name="P21">#4:26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1Frame5" text:anchor-type="paragraph" svg:x="85.5mm" svg:y="229.99mm" svg:width="118.99mm" svg:height="21.5mm" draw:z-index="3"><draw:text-box><table:table table:name="1Table5" table:style-name="_31_Table5" table:template-name="Default Style"><table:table-column table:style-name="_31_Table5.A"/><table:table-column table:style-name="_31_Table5.B"/><table:table-column table:style-name="_31_Table5.C"/><table:table-row table:style-name="_31_Table5.1"><table:table-cell table:style-name="_31_Table5.A1" office:value-type="string"><text:p text:style-name="P17"/></table:table-cell><table:table-cell table:style-name="_31_Table5.A1" office:value-type="string"><text:p text:style-name="P17"/></table:table-cell><table:table-cell table:style-name="_31_Table5.A1" office:value-type="string"><text:p text:style-name="P17"/></table:table-cell></table:table-row><table:table-row table:style-name="_31_Table5.2"><table:table-cell table:style-name="_31_Table5.A2" table:number-columns-spanned="3" office:value-type="string"><text:p text:style-name="P17"/></table:table-cell><table:covered-table-cell/><table:covered-table-cell/></table:table-row></table:table><text:p text:style-name="P1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5:45.366895456</meta:creation-date>
    <meta:editing-duration>PT2M17S</meta:editing-duration>
    <meta:editing-cycles>4</meta:editing-cycles>
    <meta:generator>LibreOffice/6.0.2.1.0$Linux_X86_64 LibreOffice_project/00m0$Build-1</meta:generator>
    <dc:date>2018-03-28T20:16:57.882089610</dc:date>
    <meta:document-statistic meta:table-count="4" meta:image-count="0" meta:object-count="0" meta:page-count="1" meta:paragraph-count="137" meta:word-count="150" meta:character-count="702" meta:non-whitespace-character-count="689"/>
  </office:meta>
</office:document-meta>
</file>